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.mapTo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.mapIt( Map map , String 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MetaModule.getAttributeNames( Configuration modeConf , Map objectMode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SimpleMapping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.Mapping( Map to , Map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.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.mapFrom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MetaModule.getAttributeValues( String name , Configuration modeConf , Map objectMode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apping.Mapping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MappingMetaModule.getAttribute( String name , Configuration modeConf , Map objectMode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